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39.9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style:font-name="SUN4.5" fo:font-size="26pt" style:font-size-asian="26pt" style:font-size-complex="26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8" style:family="table-cell" style:parent-style-name="Default">
      <style:text-properties style:font-name="SUN4.5" fo:font-size="26pt" style:font-size-asian="26pt" style:font-size-complex="26pt"/>
    </style:style>
    <style:style style:name="ce17" style:family="table-cell" style:parent-style-name="Default">
      <style:table-cell-properties style:cell-protect="none" style:print-content="true" fo:border="0.06pt solid #000000"/>
      <style:text-properties style:font-name="SUN4.5" fo:font-size="26pt" style:font-size-asian="26pt" style:font-size-complex="26pt"/>
    </style:style>
    <style:style style:name="ce25" style:family="table-cell" style:parent-style-name="Default">
      <style:table-cell-properties fo:border="0.06pt solid #000000"/>
      <style:text-properties style:font-name="SUN4.5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7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style-name="ce6"/>
          <table:table-cell table:style-name="ce35" table:number-columns-repeated="1017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0"/>
        </table:table-row>
        <table:table-row table:style-name="ro1" table:number-rows-repeated="10476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6:43:50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17T16:49:22.213000000</dc:date>
    <meta:editing-cycles>121</meta:editing-cycles>
    <meta:editing-duration>PT15H21M46S</meta:editing-duration>
    <meta:generator>LibreOffice/6.1.4.2$Windows_X86_64 LibreOffice_project/9d0f32d1f0b509096fd65e0d4bec26ddd1938fd3</meta:generator>
    <meta:document-statistic meta:table-count="1" meta:cell-count="35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